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2gam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026</text:p>
          </table:table-cell>
          <table:table-cell office:value-type="string" calcext:value-type="string">
            <text:p>Reichelt: GEH KS 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k</text:p>
          </table:table-cell>
          <table:table-cell office:value-type="float" office:value="2908427" calcext:value-type="float">
            <text:p>2908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2846600" calcext:value-type="float">
            <text:p>2846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1611761" calcext:value-type="float">
            <text:p>1611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</text:p>
          </table:table-cell>
          <table:table-cell office:value-type="float" office:value="2820288" calcext:value-type="float">
            <text:p>2820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PU</text:p>
          </table:table-cell>
          <table:table-cell office:value-type="float" office:value="1748534" calcext:value-type="float">
            <text:p>1748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0-3.3</text:p>
          </table:table-cell>
          <table:table-cell office:value-type="float" office:value="3122097" calcext:value-type="float">
            <text:p>3122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,R13,R12,R11,R10,R9,R8,R7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k9</text:p>
          </table:table-cell>
          <table:table-cell office:value-type="float" office:value="1469934" calcext:value-type="float">
            <text:p>1469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,R2,R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float" office:value="2447587" calcext:value-type="float">
            <text:p>2447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R</text:p>
          </table:table-cell>
          <table:table-cell office:value-type="float" office:value="2057656" calcext:value-type="float">
            <text:p>2057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float" office:value="2447553" calcext:value-type="float">
            <text:p>2447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8,Q7,Q6,Q5,Q4,Q3,Q2,Q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_PMOS_GSD</text:p>
          </table:table-cell>
          <table:table-cell office:value-type="float" office:value="9103511" calcext:value-type="float">
            <text:p>9103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2856694" calcext:value-type="float">
            <text:p>2856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float" office:value="1106832" calcext:value-type="float">
            <text:p>1106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SUB-15_Male_Horizontal_P2.77x2.84mm_EdgePinOffset4.94mm_Housed_MountingHolesOffset7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Reichelt: RND 205-00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,C5,C2,C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float" office:value="1414664" calcext:value-type="float">
            <text:p>14146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float" office:value="2118131" calcext:value-type="float">
            <text:p>2118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float" office:value="2896492" calcext:value-type="float">
            <text:p>2896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45:22.34596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2T01:04:30.347762609</dc:date>
    <meta:editing-duration>PT2H27M43S</meta:editing-duration>
    <meta:editing-cycles>15</meta:editing-cycles>
    <meta:generator>LibreOffice/6.4.2.2$Linux_X86_64 LibreOffice_project/40$Build-2</meta:generator>
    <meta:document-statistic meta:table-count="1" meta:cell-count="114" meta:object-count="0"/>
  </office:meta>
</office:document-meta>
</file>